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officeooo:paragraph-rsid="00282468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29beab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2d047c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30ebfa"/>
    </style:style>
    <style:style style:name="P5" style:family="paragraph" style:parent-style-name="Preformatted_20_Text">
      <style:text-properties officeooo:paragraph-rsid="00282468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282468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rsid="0031519d" officeooo:paragraph-rsid="0031519d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rsid="0031519d" officeooo:paragraph-rsid="00321a18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rsid="0031519d" officeooo:paragraph-rsid="003450c6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rsid="0031519d" officeooo:paragraph-rsid="0034ac02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31519d" officeooo:paragraph-rsid="00356cfb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rsid="0031519d" officeooo:paragraph-rsid="0035ae07"/>
    </style:style>
    <style:style style:name="P13" style:family="paragraph" style:parent-style-name="Preformatted_20_Text">
      <style:paragraph-properties fo:margin-top="0in" fo:margin-bottom="0.1965in" loext:contextual-spacing="false"/>
      <style:text-properties fo:font-weight="bold" officeooo:rsid="0031519d" officeooo:paragraph-rsid="0031519d" style:font-weight-asian="bold" style:font-weight-complex="bold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31519d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2ad147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33e428"/>
    </style:style>
    <style:style style:name="P17" style:family="paragraph" style:parent-style-name="Preformatted_20_Text">
      <style:paragraph-properties fo:margin-top="0in" fo:margin-bottom="0.1965in" loext:contextual-spacing="false"/>
      <style:text-properties fo:color="#000000" officeooo:rsid="0033e428" officeooo:paragraph-rsid="0033e428"/>
    </style:style>
    <style:style style:name="T1" style:family="text">
      <style:text-properties officeooo:rsid="001c2cb0"/>
    </style:style>
    <style:style style:name="T2" style:family="text">
      <style:text-properties officeooo:rsid="001cb5b2"/>
    </style:style>
    <style:style style:name="T3" style:family="text">
      <style:text-properties officeooo:rsid="00201934"/>
    </style:style>
    <style:style style:name="T4" style:family="text">
      <style:text-properties officeooo:rsid="002361c7"/>
    </style:style>
    <style:style style:name="T5" style:family="text">
      <style:text-properties officeooo:rsid="0026474d"/>
    </style:style>
    <style:style style:name="T6" style:family="text">
      <style:text-properties fo:text-shadow="1pt 1pt" fo:font-weight="bold" officeooo:rsid="0026474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b5b2" style:font-weight-asian="bold" style:font-weight-complex="bold"/>
    </style:style>
    <style:style style:name="T9" style:family="text">
      <style:text-properties fo:font-weight="bold" officeooo:rsid="00272c1e" style:font-weight-asian="bold" style:font-weight-complex="bold"/>
    </style:style>
    <style:style style:name="T10" style:family="text">
      <style:text-properties fo:font-weight="bold" officeooo:rsid="00286e1d" style:font-weight-asian="bold" style:font-weight-complex="bold"/>
    </style:style>
    <style:style style:name="T11" style:family="text">
      <style:text-properties fo:font-weight="bold" officeooo:rsid="00292bdd" style:font-weight-asian="bold" style:font-weight-complex="bold"/>
    </style:style>
    <style:style style:name="T12" style:family="text">
      <style:text-properties fo:font-weight="bold" officeooo:rsid="00321a18" style:font-weight-asian="bold" style:font-weight-complex="bold"/>
    </style:style>
    <style:style style:name="T13" style:family="text">
      <style:text-properties fo:font-weight="bold" officeooo:rsid="0034ac02" style:font-weight-asian="bold" style:font-weight-complex="bold"/>
    </style:style>
    <style:style style:name="T14" style:family="text">
      <style:text-properties fo:font-weight="bold" officeooo:rsid="00356cfb" style:font-weight-asian="bold" style:font-weight-complex="bold"/>
    </style:style>
    <style:style style:name="T15" style:family="text">
      <style:text-properties fo:font-weight="bold" officeooo:rsid="0035ae07" style:font-weight-asian="bold" style:font-weight-complex="bold"/>
    </style:style>
    <style:style style:name="T16" style:family="text">
      <style:text-properties fo:font-weight="bold" officeooo:rsid="002d047c" fo:background-color="#cc3300" loext:char-shading-value="0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9beab" style:font-weight-asian="normal" style:font-weight-complex="normal"/>
    </style:style>
    <style:style style:name="T19" style:family="text">
      <style:text-properties fo:font-weight="normal" officeooo:rsid="002ad147" style:font-weight-asian="normal" style:font-weight-complex="normal"/>
    </style:style>
    <style:style style:name="T20" style:family="text">
      <style:text-properties fo:font-weight="normal" officeooo:rsid="002d047c" style:font-weight-asian="normal" style:font-weight-complex="normal"/>
    </style:style>
    <style:style style:name="T21" style:family="text">
      <style:text-properties fo:font-weight="normal" officeooo:rsid="002e05bc" style:font-weight-asian="normal" style:font-weight-complex="normal"/>
    </style:style>
    <style:style style:name="T22" style:family="text">
      <style:text-properties fo:font-weight="normal" officeooo:rsid="00321a18" style:font-weight-asian="normal" style:font-weight-complex="normal"/>
    </style:style>
    <style:style style:name="T23" style:family="text">
      <style:text-properties fo:font-weight="normal" officeooo:rsid="0033e428" style:font-weight-asian="normal" style:font-weight-complex="normal"/>
    </style:style>
    <style:style style:name="T24" style:family="text">
      <style:text-properties fo:font-weight="normal" officeooo:rsid="0035ae07" style:font-weight-asian="normal" style:font-weight-complex="normal"/>
    </style:style>
    <style:style style:name="T25" style:family="text">
      <style:text-properties officeooo:rsid="0030ebfa"/>
    </style:style>
    <style:style style:name="T26" style:family="text">
      <style:text-properties officeooo:rsid="003450c6"/>
    </style:style>
    <style:style style:name="T27" style:family="text">
      <style:text-properties officeooo:rsid="0034ac02"/>
    </style:style>
    <style:style style:name="T28" style:family="text">
      <style:text-properties officeooo:rsid="00356cfb"/>
    </style:style>
    <style:style style:name="T29" style:family="text">
      <style:text-properties officeooo:rsid="0035ae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2">Ref:://https://help.github.com/articles/cloning-a-repository/</text:span></text:span></text:p>
      <text:p text:style-name="P5"><text:span text:style-name="Source_20_Text"/></text:p>
      <text:p text:style-name="P5"><text:span text:style-name="Source_20_Text">git config --global user.name "</text:span><text:span text:style-name="Source_20_Text"><text:span text:style-name="T1">sayeed ahmed</text:span></text:span><text:span text:style-name="Source_20_Text">"</text:span></text:p>
      <text:p text:style-name="P1"><text:span text:style-name="Source_20_Text">git config --global user.email "</text:span><text:a xlink:type="simple" xlink:href="mailto:sayeed.ahmed@bjitgroup.com" text:style-name="Internet_20_link" text:visited-style-name="Visited_20_Internet_20_Link"><text:span text:style-name="Source_20_Text"><text:span text:style-name="T1">sayeed.ahmed@bjitgroup.</text:span></text:span></text:a><text:a xlink:type="simple" xlink:href="mailto:sayeed.ahmed@bjitgroup.com" text:style-name="Internet_20_link" text:visited-style-name="Visited_20_Internet_20_Link"><text:span text:style-name="Source_20_Text">com</text:span></text:a><text:span text:style-name="Source_20_Text">"</text:span></text:p>
      <text:p text:style-name="P1"><text:span text:style-name="Source_20_Text"><text:span text:style-name="T8">To clone repository from github.com:</text:span></text:span></text:p>
      <text:p text:style-name="P1"><text:span text:style-name="Source_20_Text"><text:span text:style-name="T2">git clone </text:span></text:span><text:a xlink:type="simple" xlink:href="https://github.com/YOUR-USERNAME/YOUR-REPOSITORY" text:style-name="Internet_20_link" text:visited-style-name="Visited_20_Internet_20_Link"><text:span text:style-name="Source_20_Text"><text:span text:style-name="T2">https://github.com/YOUR-USERNAME/YOUR-REPOSITORY</text:span></text:span></text:a><text:span text:style-name="Source_20_Text"><text:span text:style-name="T2"> </text:span></text:span></text:p>
      <text:p text:style-name="P1"><text:span text:style-name="Source_20_Text"><text:span text:style-name="T6">to add a file into local repository and commit it to git hub:</text:span></text:span></text:p>
      <text:p text:style-name="P1"><text:span text:style-name="Source_20_Text"><text:span text:style-name="T5">ref::// </text:span></text:span><text:a xlink:type="simple" xlink:href="https://help.github.com/articles/adding-a-file-to-a-repository-from-the-command-line/" text:style-name="Internet_20_link" text:visited-style-name="Visited_20_Internet_20_Link"><text:span text:style-name="Source_20_Text"><text:span text:style-name="T5">https://help.github.com/articles/adding-a-file-to-a-repository-from-the-command-line/</text:span></text:span></text:a></text:p>
      <text:p text:style-name="P1"><text:span text:style-name="Source_20_Text"><text:span text:style-name="T5">git add .</text:span></text:span></text:p>
      <text:p text:style-name="P1"><text:span text:style-name="Source_20_Text"><text:span text:style-name="T5">git commit -m "First commit"</text:span></text:span></text:p>
      <text:p text:style-name="P1"><text:span text:style-name="Source_20_Text"><text:span text:style-name="T5">git push origin master</text:span></text:span></text:p>
      <text:p text:style-name="P1"><text:span text:style-name="Source_20_Text"><text:span text:style-name="T10">to commit specific file:</text:span></text:span></text:p>
      <text:p text:style-name="P1"><text:span text:style-name="Source_20_Text"><text:span text:style-name="T5">git add GitDoc_Sayeed.odt</text:span></text:span></text:p>
      <text:p text:style-name="P1"><text:span text:style-name="Source_20_Text"><text:span text:style-name="T5">git commit -m "Second commit"</text:span></text:span></text:p>
      <text:p text:style-name="P1"><text:span text:style-name="Source_20_Text"><text:span text:style-name="T5">git push origin master</text:span></text:span></text:p>
      <text:p text:style-name="P1"><text:span text:style-name="Source_20_Text"><text:span text:style-name="T11">To see the previous commit click commit in git hub repository.</text:span></text:span></text:p>
      <text:p text:style-name="P1"><text:span text:style-name="Source_20_Text"><text:span text:style-name="T11"/></text:span></text:p>
      <text:p text:style-name="P3"><text:span text:style-name="Source_20_Text"><text:span text:style-name="T16">To compare commit or others:</text:span></text:span></text:p>
      <text:p text:style-name="P2"><text:a xlink:type="simple" xlink:href="https://github.com/" text:style-name="Internet_20_link" text:visited-style-name="Visited_20_Internet_20_Link"><text:span text:style-name="Source_20_Text"><text:span text:style-name="T18">https://github.com/</text:span></text:span></text:a><text:span text:style-name="Source_20_Text"><text:span text:style-name="T18">{sayeed665}/{Test}/compare/{from 1}...{until 3} <text:s/>//skip {}</text:span></text:span></text:p>
      <text:p text:style-name="P15"><text:a xlink:type="simple" xlink:href="https://github.com/sayeed665/Test/compare/1...3" text:style-name="Internet_20_link" text:visited-style-name="Visited_20_Internet_20_Link"><text:span text:style-name="Source_20_Text"><text:span text:style-name="T19">https://github.com/sayeed665/Test/compare/1...3</text:span></text:span></text:a><text:span text:style-name="Source_20_Text"><text:span text:style-name="T19"> <text:s/>//</text:span></text:span><text:span text:style-name="Source_20_Text"><text:span text:style-name="T20">in the </text:span></text:span><text:span text:style-name="Source_20_Text"><text:span text:style-name="T21">url</text:span></text:span></text:p>
      <text:p text:style-name="P16"><text:span text:style-name="Source_20_Text"><text:span text:style-name="T23">git config --global merge.tool bc</text:span></text:span></text:p>
      <text:p text:style-name="P16"><text:span text:style-name="Source_20_Text"><text:span text:style-name="T23">git config --global mergetool.bc.path "C:\program files\Beyond Compare\BCompare.exe"</text:span></text:span></text:p>
      <text:p text:style-name="P16"><text:span text:style-name="Source_20_Text"><text:span text:style-name="T23">git diff </text:span></text:span></text:p>
      <text:p text:style-name="P16"><text:span text:style-name="Source_20_Text"><text:span text:style-name="T23">or </text:span></text:span></text:p>
      <text:p text:style-name="P16"><text:span text:style-name="Source_20_Text"><text:span text:style-name="T23">git difftool</text:span></text:span></text:p>
      <text:p text:style-name="P16"><text:span text:style-name="Source_20_Text"><text:span text:style-name="T23">or</text:span></text:span></text:p>
      <text:p text:style-name="P16"><text:span text:style-name="Source_20_Text"><text:span text:style-name="T23">git difftool (commit1) (commit2)</text:span></text:span></text:p>
      <text:p text:style-name="P17">http://stackoverflow.com/questions/22654763/use-beyondcompare-to-see-difference-between-files-in-git</text:p>
      <text:p text:style-name="P1"><text:soft-page-break/></text:p>
      <text:p text:style-name="P1"/>
      <text:p text:style-name="P1"/>
      <text:p text:style-name="P13">To create branch:</text:p>
      <text:p text:style-name="P7">$ git checkout -b BranchName</text:p>
      <text:p text:style-name="P13">To show the branches:</text:p>
      <text:p text:style-name="P7">$ git branch</text:p>
      <text:p text:style-name="P7"/>
      <text:p text:style-name="P13">Current branch:</text:p>
      <text:p text:style-name="P7">$ git checkout master //master branch</text:p>
      <text:p text:style-name="P13">To up the changes to new branch:</text:p>
      <text:p text:style-name="P14"><text:span text:style-name="Source_20_Text"><text:span text:style-name="T5">git add GitDoc_Sayeed.odt</text:span></text:span></text:p>
      <text:p text:style-name="P14"><text:span text:style-name="Source_20_Text"><text:span text:style-name="T5">git commit -m "Second commit"</text:span></text:span></text:p>
      <text:p text:style-name="P7"><text:span text:style-name="Source_20_Text"><text:span text:style-name="T5">git push origin </text:span></text:span><text:span text:style-name="Source_20_Text">BranchName</text:span></text:p>
      <text:p text:style-name="P8"><text:span text:style-name="Source_20_Text"><text:span text:style-name="T7">To pull from the </text:span></text:span><text:span text:style-name="Source_20_Text"><text:span text:style-name="T12">master:</text:span></text:span></text:p>
      <text:p text:style-name="P8"><text:span text:style-name="Source_20_Text"><text:span text:style-name="T17">git pull origin </text:span></text:span><text:span text:style-name="Source_20_Text"><text:span text:style-name="T22">master</text:span></text:span></text:p>
      <text:p text:style-name="P7"><text:span text:style-name="Source_20_Text"><text:span text:style-name="T7">To pull from the new branch:</text:span></text:span></text:p>
      <text:p text:style-name="P7"><text:span text:style-name="Source_20_Text">git pull origin NewBranchName</text:span></text:p>
      <text:p text:style-name="P9"><text:span text:style-name="Source_20_Text"><text:span text:style-name="T26">Perform git tutorial from</text:span></text:span></text:p>
      <text:p text:style-name="P9"><text:a xlink:type="simple" xlink:href="https://try.github.io/levels/1/challenges/1" text:style-name="Internet_20_link" text:visited-style-name="Visited_20_Internet_20_Link"><text:span text:style-name="Source_20_Text"><text:span text:style-name="T26">https://try.github.io/levels/1/challenges/1</text:span></text:span></text:a></text:p>
      <text:p text:style-name="P9"><text:span text:style-name="Source_20_Text"><text:span text:style-name="T13">T</text:span></text:span><text:span text:style-name="Source_20_Text"><text:span text:style-name="T7">o delete a branch</text:span></text:span></text:p>
      <text:p text:style-name="P10"><text:span text:style-name="Source_20_Text"><text:span text:style-name="T27">git branch -d NewBranchName</text:span></text:span></text:p>
      <text:p text:style-name="P11"><text:span text:style-name="Source_20_Text"><text:span text:style-name="T14">To show all files:</text:span></text:span></text:p>
      <text:p text:style-name="P11"><text:span text:style-name="Source_20_Text"><text:span text:style-name="T28">git ls-files</text:span></text:span></text:p>
      <text:p text:style-name="P12"><text:span text:style-name="Source_20_Text"><text:span text:style-name="T15">To show contents of single file:</text:span></text:span></text:p>
      <text:p text:style-name="P12"><text:span text:style-name="Source_20_Text"><text:span text:style-name="T24">git show :filename.txt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9">Ubuntu Terminal commend:</text:span></text:span></text:p>
      <text:p text:style-name="P1"><text:soft-page-break/><text:span text:style-name="Source_20_Text"><text:span text:style-name="T4">ref:://https://help.ubuntu.com/community/UsingTheTerminal</text:span></text:span></text:p>
      <text:p text:style-name="P1"><text:span text:style-name="Source_20_Text"><text:span text:style-name="T3">ctrl+alt+t (To open ubuntu terminal)</text:span></text:span></text:p>
      <text:p text:style-name="P1"><text:span text:style-name="Source_20_Text"><text:span text:style-name="T3">“pwd” to find the root dir</text:span></text:span></text:p>
      <text:p text:style-name="P1"><text:span text:style-name="Source_20_Text"><text:span text:style-name="T3">home/sayeed</text:span></text:span></text:p>
      <text:p text:style-name="P1"><text:span text:style-name="Source_20_Text"><text:span text:style-name="T3">“cd test” to enter into test folder of home/sayeed</text:span></text:span></text:p>
      <text:p text:style-name="P1"><text:span text:style-name="Source_20_Text"><text:span text:style-name="T3">home/sayeed/test</text:span></text:span></text:p>
      <text:p text:style-name="P4"><text:span text:style-name="Source_20_Text"><text:span text:style-name="T25">new added branc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4:38:58.092045813</meta:creation-date>
    <meta:editing-duration>PT5H17M25S</meta:editing-duration>
    <meta:editing-cycles>27</meta:editing-cycles>
    <meta:generator>LibreOffice/4.4.2.2$Linux_X86_64 LibreOffice_project/40m0$Build-2</meta:generator>
    <dc:date>2015-10-06T17:41:53.885375991</dc:date>
    <meta:document-statistic meta:table-count="0" meta:image-count="0" meta:object-count="0" meta:page-count="3" meta:paragraph-count="56" meta:word-count="233" meta:character-count="1853" meta:non-whitespace-character-count="1675"/>
  </office:meta>
</office:document-meta>
</file>